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justify" style:justify-single-word="false"/>
    </style:style>
    <style:style style:name="P3" style:family="paragraph" style:parent-style-name="Standard" style:master-page-name="Standard">
      <style:paragraph-properties fo:margin-top="0in" fo:margin-bottom="0in" loext:contextual-spacing="false" fo:line-height="100%" style:page-number="1"/>
    </style:style>
    <style:style style:name="P4" style:family="paragraph" style:parent-style-name="Standard">
      <style:paragraph-properties fo:margin-left="0in" fo:margin-right="0in" fo:margin-top="0in" fo:margin-bottom="0in" loext:contextual-spacing="false" fo:line-height="100%" fo:text-indent="0.5in" style:auto-text-indent="fals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4" style:family="text">
      <style:text-properties style:font-name="Courier New" fo:font-size="9pt" style:font-name-asian="Courier New1" style:font-size-asian="9pt" style:font-name-complex="Courier New1" style:font-size-complex="9pt"/>
    </style:style>
    <style:style style:name="T5" style:family="text">
      <style:text-properties style:font-name="Courier New" fo:font-size="10pt" style:font-name-asian="Courier New1"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atchmaker, Matchmaker, Make Me a Match!</text:span></text:p>
      <text:p text:style-name="P2"><text:span text:style-name="T1"><text:s/></text:span></text:p>
      <text:p text:style-name="P4"><text:span text:style-name="T2">Suppose seven supervisors each get to hire a new person for their department. <text:s/>There are seven people to be placed in these seven departments. <text:s/>Each supervisor interviews all 7 people, and ranks them according to how much she wants each of them in her department (1 being “really want” and 7 being “really don’t want”). In turn, each of the 7 candidates ranks each of the supervisors as to how much that person would like to work for that supervisor (again, 1 is “really want to work for him/her” and 7 is “really don’t want to work for him/her”). <text:s/>Given the scores that each supervisor has for each candidate, and the scores each candidate has for each manager, write a computer program to determine the “best match” of candidates to supervisors. <text:s/>The “best match” is determined by finding the distribution that leads to the highest overall satisfaction for all people. <text:s/>The closer a person is to her number one choice, the better. <text:s/>If everyone gets their number one choice, the average difference will be 0.</text:span></text:p>
      <text:p text:style-name="P1"><text:span text:style-name="T2"><text:s/></text:span></text:p>
      <text:p text:style-name="P1"><text:span text:style-name="T2"><text:s/></text:span></text:p>
      <text:p text:style-name="P1"><text:span text:style-name="T1">Input (from file: supervisors.in)</text:span></text:p>
      <text:p text:style-name="P1"><text:span text:style-name="T2"><text:s/></text:span></text:p>
      <text:p text:style-name="P1"><text:span text:style-name="T2">The first line of the input file will contain a single integer greater than 0 specifying the number of data sets.</text:span></text:p>
      <text:p text:style-name="P1"/>
      <text:p text:style-name="P1"><text:span text:style-name="T2">The second line of the input file will contain a single integer greater than 2 specifying the number of supervisors. There will be the same number of employees.</text:span></text:p>
      <text:p text:style-name="P1"><text:span text:style-name="T2">The next n lines will be the supervisor names, in order.</text:span></text:p>
      <text:p text:style-name="P1"><text:span text:style-name="T2">The next n lines will be the preferences of each of the supervisors, in the same order. <text:s/>Each line will contain the supervisor's name followed by n employee names, each separated by whitespace, that represents the preferences of that supervisor from most preferred to least preferred. More specifically, the first entry on the line will represent that supervisor’s first choice, the second entry their second, and so on.</text:span></text:p>
      <text:p text:style-name="P1"/>
      <text:p text:style-name="P1"><text:span text:style-name="T2">The next n lines will be the employee names, in order.</text:span></text:p>
      <text:p text:style-name="P1"><text:span text:style-name="T2">The next n lines will be the preferences of the n employees, in the same format as the supervisors.</text:span></text:p>
      <text:p text:style-name="P1"/>
      <text:p text:style-name="P1"><text:span text:style-name="T2">There is a blank line between each data set, followed by the size of the new dataset.</text:span></text:p>
      <text:p text:style-name="P1"/>
      <text:p text:style-name="P1"><text:span text:style-name="T2">All lines of data in the input file will end with a carriage return.</text:span></text:p>
      <text:p text:style-name="P1"><text:span text:style-name="T2"><text:s/></text:span></text:p>
      <text:p text:style-name="P1"><text:span text:style-name="T1">Output (to monitor)</text:span></text:p>
      <text:p text:style-name="P1"><text:span text:style-name="T1"><text:s/></text:span></text:p>
      <text:p text:style-name="P1"><text:span text:style-name="T2">For each data set, write the data set number (starting with 1) followed by who each supervisor was paired with, each on a new line.</text:span></text:p>
      <text:p text:style-name="P1"><text:span text:style-name="T2"><text:s/></text:span></text:p>
      <text:p text:style-name="P1"><text:span text:style-name="T2">Separate each data set with one blank line.</text:span></text:p>
      <text:p text:style-name="P1"><text:soft-page-break/><text:span text:style-name="T2"><text:s/></text:span></text:p>
      <text:p text:style-name="P1"><text:span text:style-name="T3">Sample Input</text:span></text:p>
      <text:p text:style-name="P1"><text:span text:style-name="T4">1</text:span></text:p>
      <text:p text:style-name="P1"><text:span text:style-name="T4">10</text:span></text:p>
      <text:p text:style-name="P1"><text:span text:style-name="T4">Al</text:span></text:p>
      <text:p text:style-name="P1"><text:span text:style-name="T4">Cal</text:span></text:p>
      <text:p text:style-name="P1"><text:span text:style-name="T4">Carl</text:span></text:p>
      <text:p text:style-name="P1"><text:span text:style-name="T4">Chris</text:span></text:p>
      <text:p text:style-name="P1"><text:span text:style-name="T4">Dan</text:span></text:p>
      <text:p text:style-name="P1"><text:span text:style-name="T4">Dean</text:span></text:p>
      <text:p text:style-name="P1"><text:span text:style-name="T4">Fay</text:span></text:p>
      <text:p text:style-name="P1"><text:span text:style-name="T4">Dot</text:span></text:p>
      <text:p text:style-name="P1"><text:span text:style-name="T4">Ed</text:span></text:p>
      <text:p text:style-name="P1"><text:span text:style-name="T4">Elle</text:span></text:p>
      <text:p text:style-name="P1"><text:span text:style-name="T4">Ann Art Ayn Bay Bo Bou Belle Bo Bob Brad</text:span></text:p>
      <text:p text:style-name="P1"><text:span text:style-name="T4">Ayn Bob Ann Bou Art Belle Bo Bo Bay Brad</text:span></text:p>
      <text:p text:style-name="P1"><text:span text:style-name="T4">Bob Art Ann Bou Bo Belle Bay Brad Ayn Bo</text:span></text:p>
      <text:p text:style-name="P1"><text:span text:style-name="T4">Bay Belle Bou Brad Bob Art Bo Bo Ayn Ann</text:span></text:p>
      <text:p text:style-name="P1"><text:span text:style-name="T4">Bo Bou Bo Ayn Belle Art Ann Bay Bob Brad</text:span></text:p>
      <text:p text:style-name="P1"><text:span text:style-name="T4">Bo Ann Bou Brad Art Bay Ayn Bo Bob Belle</text:span></text:p>
      <text:p text:style-name="P1"><text:span text:style-name="T4">Brad Art Bay Bo Ayn Ann Bou Bob Bo Belle</text:span></text:p>
      <text:p text:style-name="P1"><text:span text:style-name="T4">Ann Art Bob Belle Bay Ayn Bo Bo Brad Bou</text:span></text:p>
      <text:p text:style-name="P1"><text:span text:style-name="T4">Bob Ayn Bou Brad Bo Ann Belle Bay Bo Art</text:span></text:p>
      <text:p text:style-name="P1"><text:span text:style-name="T4">Ann Belle Bo Brad Art Bo Bou Ayn Bay Bob</text:span></text:p>
      <text:p text:style-name="P1"><text:span text:style-name="T4">Ann</text:span></text:p>
      <text:p text:style-name="P1"><text:span text:style-name="T4">Bo</text:span></text:p>
      <text:p text:style-name="P1"><text:soft-page-break/><text:span text:style-name="T4">Ayn</text:span></text:p>
      <text:p text:style-name="P1"><text:span text:style-name="T4">Bou</text:span></text:p>
      <text:p text:style-name="P1"><text:span text:style-name="T4">Art</text:span></text:p>
      <text:p text:style-name="P1"><text:span text:style-name="T4">Belle</text:span></text:p>
      <text:p text:style-name="P1"><text:span text:style-name="T4">Brad</text:span></text:p>
      <text:p text:style-name="P1"><text:span text:style-name="T4">Bob</text:span></text:p>
      <text:p text:style-name="P1"><text:span text:style-name="T4">Bay</text:span></text:p>
      <text:p text:style-name="P1"><text:span text:style-name="T4">Bo</text:span></text:p>
      <text:p text:style-name="P1"><text:span text:style-name="T4">Cal Dean Elle Fay Ed Al Chris Dan Carl Dot</text:span></text:p>
      <text:p text:style-name="P1"><text:span text:style-name="T4">Cal Al Carl Dean Fay Chris Ed Dan Elle Dot</text:span></text:p>
      <text:p text:style-name="P1"><text:span text:style-name="T4">Dean Cal Dan Fay Dot Carl Ed Al Chris Elle</text:span></text:p>
      <text:p text:style-name="P1"><text:span text:style-name="T4">Dean Elle Carl Al Ed Dot Fay Chris Cal Dan</text:span></text:p>
      <text:p text:style-name="P1"><text:span text:style-name="T4">Elle Dot Dean Chris Al Fay Carl Dan Ed Cal</text:span></text:p>
      <text:p text:style-name="P1"><text:span text:style-name="T4">Cal Al Dan Ed Elle Chris Dean Fay Carl Dot</text:span></text:p>
      <text:p text:style-name="P1"><text:span text:style-name="T4">Elle Fay Dot Dean Cal Al Carl Dan Chris Ed</text:span></text:p>
      <text:p text:style-name="P1"><text:span text:style-name="T4">Fay Elle Cal Al Ed Chris Dot Dan Carl Dean</text:span></text:p>
      <text:p text:style-name="P1"><text:span text:style-name="T4">Ed Carl Dot Fay Dean Cal Al Dan Elle Chris</text:span></text:p>
      <text:p text:style-name="P1"><text:span text:style-name="T4">Dan Dot Fay Al Cal Elle Carl Ed Dean Chris</text:span></text:p>
      <text:p text:style-name="P1"/>
      <text:p text:style-name="P1"/>
      <text:p text:style-name="P1"><text:span text:style-name="T3">Sample Output</text:span></text:p>
      <text:p text:style-name="P1"/>
      <text:p text:style-name="P1"><text:span text:style-name="T4">Case 1</text:span></text:p>
      <text:p text:style-name="P1"><text:span text:style-name="T5">Ann is employed by Dean</text:span></text:p>
      <text:p text:style-name="P1"><text:span text:style-name="T5">Art is employed by Dot</text:span></text:p>
      <text:p text:style-name="P1"><text:span text:style-name="T5">Ayn is employed by Cal</text:span></text:p>
      <text:p text:style-name="P1"><text:soft-page-break/><text:span text:style-name="T5">Bay is employed by Al</text:span></text:p>
      <text:p text:style-name="P1"><text:span text:style-name="T5">Belle is employed by Elle</text:span></text:p>
      <text:p text:style-name="P1"><text:span text:style-name="T5">Bo is employed by Dan</text:span></text:p>
      <text:p text:style-name="P1"><text:span text:style-name="T5">Bob is employed by Ed</text:span></text:p>
      <text:p text:style-name="P1"><text:span text:style-name="T5">Bou is employed by Carl</text:span></text:p>
      <text:p text:style-name="P1"><text:span text:style-name="T5">Brad is employed by Fay</text:span></text:p>
      <text:p text:style-name="P1"><text:span text:style-name="T5">Case 2</text:span></text:p>
      <text:p text:style-name="P1"><text:span text:style-name="T5">3 is employed by 1</text:span></text:p>
      <text:p text:style-name="P1"><text:span text:style-name="T5">4 is employed by 2</text:span></text:p>
      <text:p text:style-name="P1"><text:span text:style-name="T5">Case 3</text:span></text:p>
      <text:p text:style-name="P1"><text:span text:style-name="T5">3 is employed by 1</text:span></text:p>
      <text:p text:style-name="P1"><text:span text:style-name="T5">4 is employed by 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2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200%"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2" meta:word-count="707" meta:character-count="3541" meta:non-whitespace-character-count="2893"/>
    <meta:generator>LibreOfficeDev/5.1.0.3$Linux_X86_64 LibreOffice_project/</meta:generator>
  </office:meta>
</office:document-meta>
</file>